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f467" officeooo:paragraph-rsid="001af467"/>
    </style:style>
    <style:style style:name="P2" style:family="paragraph" style:parent-style-name="Text_20_body">
      <style:text-properties officeooo:rsid="001b4d97" officeooo:paragraph-rsid="001b4d97"/>
    </style:style>
    <style:style style:name="P3" style:family="paragraph" style:parent-style-name="Text_20_body">
      <style:text-properties officeooo:rsid="00209f32" officeooo:paragraph-rsid="00209f32"/>
    </style:style>
    <style:style style:name="P4" style:family="paragraph" style:parent-style-name="Text_20_body">
      <style:text-properties officeooo:rsid="001d067f" officeooo:paragraph-rsid="00229380"/>
    </style:style>
    <style:style style:name="P5" style:family="paragraph" style:parent-style-name="Text_20_body">
      <style:text-properties officeooo:rsid="002d5497" officeooo:paragraph-rsid="002d5497"/>
    </style:style>
    <style:style style:name="P6" style:family="paragraph" style:parent-style-name="Standard">
      <style:text-properties officeooo:rsid="00209f32" officeooo:paragraph-rsid="00209f32"/>
    </style:style>
    <style:style style:name="P7" style:family="paragraph" style:parent-style-name="Text_20_body">
      <style:text-properties officeooo:rsid="002d5497" officeooo:paragraph-rsid="002d5497"/>
    </style:style>
    <style:style style:name="P8" style:family="paragraph" style:parent-style-name="Text_20_body">
      <style:text-properties officeooo:rsid="002f1d93" officeooo:paragraph-rsid="002f1d93"/>
    </style:style>
    <style:style style:name="T1" style:family="text">
      <style:text-properties officeooo:rsid="00229380"/>
    </style:style>
    <style:style style:name="T2" style:family="text">
      <style:text-properties officeooo:rsid="0027c7d2"/>
    </style:style>
    <style:style style:name="T3" style:family="text">
      <style:text-properties officeooo:rsid="0028cdb4"/>
    </style:style>
    <style:style style:name="T4" style:family="text">
      <style:text-properties officeooo:rsid="002a91bc"/>
    </style:style>
    <style:style style:name="T5" style:family="text">
      <style:text-properties officeooo:rsid="002bf354"/>
    </style:style>
    <style:style style:name="T6" style:family="text">
      <style:text-properties officeooo:rsid="002bfcfa"/>
    </style:style>
    <style:style style:name="T7" style:family="text">
      <style:text-properties officeooo:rsid="002f1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ssources pour CAPPRIO – UNIVERSCIENCE PROMO1</text:h>
      <text:p text:style-name="Text_20_body"/>
      <text:p text:style-name="P1"><text:a xlink:type="simple" xlink:href="http://flexboxfroggy.com/" text:style-name="Internet_20_link" text:visited-style-name="Visited_20_Internet_20_Link">http://flexboxfroggy.com/</text:a> <text:span text:style-name="T3">exercice flexbox</text:span></text:p>
      <text:p text:style-name="P1"><text:a xlink:type="simple" xlink:href="http://flatuicolors.com/" text:style-name="Internet_20_link" text:visited-style-name="Visited_20_Internet_20_Link">http://flatuicolors.com</text:a> <text:span text:style-name="T4">couleurs flat</text:span></text:p>
      <text:p text:style-name="P1"><text:a xlink:type="simple" xlink:href="http://flatuicolorpicker.com/" text:style-name="Internet_20_link" text:visited-style-name="Visited_20_Internet_20_Link">http://flatuicolorpicker.com</text:a> <text:span text:style-name="T4">couleurs flat</text:span></text:p>
      <text:p text:style-name="P1">Module firefox : web developer / ColorZilla</text:p>
      <text:p text:style-name="P2"><text:a xlink:type="simple" xlink:href="http://devicon.com/" text:style-name="Internet_20_link" text:visited-style-name="Visited_20_Internet_20_Link">http://devicon.com</text:a> <text:span text:style-name="T5">librairie icon dev</text:span></text:p>
      <text:p text:style-name="P4"><text:a xlink:type="simple" xlink:href="https://resourcecards.com/" office:name="https://resourcecards.com" text:style-name="Internet_20_link" text:visited-style-name="Visited_20_Internet_20_Link"><text:span text:style-name="T1">https://resourcecards.com</text:span></text:a> <text:span text:style-name="T1">Ressource libre de droit</text:span></text:p>
      <text:p text:style-name="P3"><text:a xlink:type="simple" xlink:href="http://caniuse.com/" text:style-name="Internet_20_link" text:visited-style-name="Visited_20_Internet_20_Link">http://caniuse.com</text:a> <text:span text:style-name="T2">Vérifie si CSS/HTML passe sur navigateurs</text:span></text:p>
      <text:p text:style-name="P6"><text:a xlink:type="simple" xlink:href="http://www.cssauthor.com/css-flexbox/" text:style-name="Internet_20_link" text:visited-style-name="Visited_20_Internet_20_Link">http://www.cssauthor.com/css-flexbox/</text:a> <text:span text:style-name="T6">ressource flex box</text:span></text:p>
      <text:p text:style-name="P5"><text:a xlink:type="simple" xlink:href="http://learnlayout.com/flexbox.html/" text:style-name="Internet_20_link" text:visited-style-name="Visited_20_Internet_20_Link"/></text:p>
      <text:p text:style-name="P5"><text:a xlink:type="simple" xlink:href="http://learnlayout.com/flexbox.html/" text:style-name="Internet_20_link" text:visited-style-name="Visited_20_Internet_20_Link">http://learnlayout.com/flexbox.html/</text:a> ressource flex box</text:p>
      <text:p text:style-name="P5"><text:a xlink:type="simple" xlink:href="http://flukeout.github.io/" text:style-name="Internet_20_link" text:visited-style-name="Visited_20_Internet_20_Link">http://flukeout.github.io/</text:a> <text:span text:style-name="T7">CSS Selector</text:span></text:p>
      <text:p text:style-name="P8"><text:a xlink:type="simple" xlink:href="http://guidecss.fr/" text:style-name="Internet_20_link" text:visited-style-name="Visited_20_Internet_20_Link">http://guidecss.fr</text:a> CSS C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5:15:43.726563753</meta:creation-date>
    <dc:date>2016-06-29T17:00:21.122106161</dc:date>
    <meta:editing-duration>PT5M51S</meta:editing-duration>
    <meta:editing-cycles>17</meta:editing-cycles>
    <meta:generator>LibreOffice/5.1.3.2$Linux_x86 LibreOffice_project/10m0$Build-2</meta:generator>
    <meta:document-statistic meta:table-count="0" meta:image-count="0" meta:object-count="0" meta:page-count="1" meta:paragraph-count="12" meta:word-count="51" meta:character-count="535" meta:non-whitespace-character-count="495"/>
  </office:meta>
</office:document-meta>
</file>